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Standard">
      <style:text-properties fo:language="en" fo:country="U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OOoHeading_20_2">
      <style:text-properties fo:language="en" fo:country="US"/>
    </style:style>
    <style:style style:name="P31" style:family="paragraph" style:parent-style-name="OOoCopyrightPage" style:master-page-name="OOoCopyright">
      <style:paragraph-properties style:page-number="auto"/>
    </style:style>
    <style:style style:name="P32" style:family="paragraph" style:parent-style-name="OOoNum_20_123_20_Cont.">
      <style:text-properties fo:language="en" fo:country="US"/>
    </style:style>
    <style:style style:name="P33" style:family="paragraph" style:parent-style-name="OOoNum_20_123_20_Cont." style:list-style-name="OOoNum_20_123">
      <style:text-properties fo:language="en" fo:country="US"/>
    </style:style>
    <style:style style:name="P34" style:family="paragraph" style:parent-style-name="OOoNum_20_123_20_Cont." style:list-style-name="OOoNum_20_123">
      <style:paragraph-properties loext:contextual-spacing="false"/>
      <style:text-properties fo:language="en" fo:country="US"/>
    </style:style>
    <style:style style:name="P35" style:family="paragraph" style:parent-style-name="OOoNum_20_123_20_Cont." style:list-style-name="OOoNum_20_123"/>
    <style:style style:name="P36" style:family="paragraph" style:parent-style-name="OOoNum_20_123_20_Cont.">
      <style:paragraph-properties fo:background-color="transparent">
        <style:background-image/>
      </style:paragraph-properties>
      <style:text-properties fo:language="en" fo:country="US"/>
    </style:style>
    <style:style style:name="P37" style:family="paragraph" style:parent-style-name="OOoNum_20_123_20_Start" style:list-style-name="OOoNum_20_123"/>
    <style:style style:name="P38" style:family="paragraph" style:parent-style-name="OOoNum_20_123_20_Start">
      <style:text-properties fo:language="en" fo:country="US"/>
    </style:style>
    <style:style style:name="P39" style:family="paragraph" style:parent-style-name="OOoNum_20_123_20_Start">
      <style:paragraph-properties fo:margin-left="0.5118in" fo:margin-right="-0.0398in" fo:text-indent="-0.1181in" style:auto-text-indent="false">
        <style:tab-stops/>
      </style:paragraph-properties>
    </style:style>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ProductName" style:master-page-name="OOoTitlePage">
      <style:paragraph-properties loext:contextual-spacing="false" fo:margin-top="1.9689in" fo:margin-bottom="0.7874in" style:page-number="auto"/>
      <style:text-properties fo:language="en" fo:country="US"/>
    </style:style>
    <style:style style:name="P43" style:family="paragraph" style:parent-style-name="OOoList_20_1_20_End">
      <style:text-properties fo:language="en" fo:country="US"/>
    </style:style>
    <style:style style:name="P44" style:family="paragraph" style:parent-style-name="OOoList_20_1_20_Cont.">
      <style:text-properties fo:language="en" fo:country="US"/>
    </style:style>
    <style:style style:name="P45" style:family="paragraph" style:parent-style-name="OOoList_20_1_20_Start">
      <style:text-properties fo:language="en" fo:country="US"/>
    </style:style>
    <style:style style:name="P46" style:family="paragraph" style:parent-style-name="OOoList_20_1_20_Start" style:master-page-name="">
      <style:paragraph-properties style:page-number="auto" fo:keep-with-next="always"/>
      <style:text-properties fo:language="en" fo:country="US"/>
    </style:style>
    <style:style style:name="P47" style:family="paragraph" style:parent-style-name="OOoHeading_20_0">
      <style:paragraph-properties loext:contextual-spacing="false" fo:margin-top="1.9689in" fo:margin-bottom="0.7874in" fo:break-before="page"/>
    </style:style>
    <style:style style:name="P48" style:family="paragraph" style:parent-style-name="OOoTextBody" style:master-page-name="OOoCopyright">
      <style:paragraph-properties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style:font-name="Liberation Sans1" fo:font-size="11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pache OpenOffice</text:p>
      <text:p text:style-name="OOoSubtitle">Version 4.1</text:p>
      <text:p text:style-name="OOoGuideName">Getting Started</text:p>
      <text:p text:style-name="OOoTextBody"/>
      <text:p text:style-name="OOoAuthor">AOO Documentation Team</text:p>
      <text:p text:style-name="OOoTextBody"/>
      <text:p text:style-name="OOoPageBreak"/>
      <text:p text:style-name="P31">Copyright</text:p>
      <text:p text:style-name="OOoTextBody">This document is Copyright <text:span text:style-name="T11">©</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8 December 2022. Based on Apache OpenOffice 4.1.</text:p>
      <text:p text:style-name="P48"/>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2297_2083573443" text:style-name="Internet_20_link" text:visited-style-name="Internet_20_link">Chapter 2 <text:line-break/>Using Styles and Templates<text:tab/></text:a><text:a xlink:type="simple" xlink:href="#__RefHeading__2297_2083573443" text:style-name="Internet_20_link" text:visited-style-name="Internet_20_link"><text:span text:style-name="Internet_20_link">5</text:span></text:a></text:p>
          <text:p text:style-name="P28"><text:a xlink:type="simple" xlink:href="#__RefHeading__2299_2083573443" text:style-name="Internet_20_link" text:visited-style-name="Internet_20_link">What Is a Template?<text:tab/></text:a><text:a xlink:type="simple" xlink:href="#__RefHeading__2299_2083573443" text:style-name="Internet_20_link" text:visited-style-name="Internet_20_link"><text:span text:style-name="Internet_20_link">5</text:span></text:a></text:p>
          <text:p text:style-name="P28"><text:a xlink:type="simple" xlink:href="#__RefHeading__2301_2083573443" text:style-name="Internet_20_link" text:visited-style-name="Internet_20_link">What Are Styles?<text:tab/></text:a><text:a xlink:type="simple" xlink:href="#__RefHeading__2301_2083573443" text:style-name="Internet_20_link" text:visited-style-name="Internet_20_link"><text:span text:style-name="Internet_20_link">5</text:span></text:a></text:p>
          <text:p text:style-name="P27"><text:a xlink:type="simple" xlink:href="#__RefHeading__2303_2083573443" text:style-name="Internet_20_link" text:visited-style-name="Internet_20_link">Using Styles Is Highly Recommended<text:tab/></text:a><text:a xlink:type="simple" xlink:href="#__RefHeading__2303_2083573443" text:style-name="Internet_20_link" text:visited-style-name="Internet_20_link"><text:span text:style-name="Internet_20_link">6</text:span></text:a></text:p>
          <text:p text:style-name="P27"><text:a xlink:type="simple" xlink:href="#__RefHeading__2305_2083573443" text:style-name="Internet_20_link" text:visited-style-name="Internet_20_link">Type of Styles in Apache OpenOffice<text:tab/></text:a><text:a xlink:type="simple" xlink:href="#__RefHeading__2305_2083573443" text:style-name="Internet_20_link" text:visited-style-name="Internet_20_link"><text:span text:style-name="Internet_20_link">6</text:span></text:a></text:p>
          <text:p text:style-name="P28"><text:a xlink:type="simple" xlink:href="#__RefHeading__2307_2083573443" text:style-name="Internet_20_link" text:visited-style-name="Internet_20_link">Applying Styles<text:tab/></text:a><text:a xlink:type="simple" xlink:href="#__RefHeading__2307_2083573443" text:style-name="Internet_20_link" text:visited-style-name="Internet_20_link"><text:span text:style-name="Internet_20_link">7</text:span></text:a></text:p>
          <text:p text:style-name="P27"><text:a xlink:type="simple" xlink:href="#__RefHeading__2309_2083573443" text:style-name="Internet_20_link" text:visited-style-name="Internet_20_link">Using the Styles Deck in the Sidebar<text:tab/></text:a><text:a xlink:type="simple" xlink:href="#__RefHeading__2309_2083573443" text:style-name="Internet_20_link" text:visited-style-name="Internet_20_link"><text:span text:style-name="Internet_20_link">7</text:span></text:a></text:p>
          <text:p text:style-name="P27"><text:a xlink:type="simple" xlink:href="#__RefHeading__2311_2083573443" text:style-name="Internet_20_link" text:visited-style-name="Internet_20_link">Using Fill Format Mode<text:tab/></text:a><text:a xlink:type="simple" xlink:href="#__RefHeading__2311_2083573443" text:style-name="Internet_20_link" text:visited-style-name="Internet_20_link"><text:span text:style-name="Internet_20_link">8</text:span></text:a></text:p>
          <text:p text:style-name="P27"><text:a xlink:type="simple" xlink:href="#__RefHeading__2313_2083573443" text:style-name="Internet_20_link" text:visited-style-name="Internet_20_link">Using the Apply Style List in Writer<text:tab/></text:a><text:a xlink:type="simple" xlink:href="#__RefHeading__2313_2083573443" text:style-name="Internet_20_link" text:visited-style-name="Internet_20_link"><text:span text:style-name="Internet_20_link">8</text:span></text:a></text:p>
          <text:p text:style-name="P27"><text:a xlink:type="simple" xlink:href="#__RefHeading__2315_2083573443" text:style-name="Internet_20_link" text:visited-style-name="Internet_20_link">Using Keyboard Shortcuts<text:tab/></text:a><text:a xlink:type="simple" xlink:href="#__RefHeading__2315_2083573443" text:style-name="Internet_20_link" text:visited-style-name="Internet_20_link"><text:span text:style-name="Internet_20_link">9</text:span></text:a></text:p>
          <text:p text:style-name="P28"><text:a xlink:type="simple" xlink:href="#__RefHeading__2317_2083573443" text:style-name="Internet_20_link" text:visited-style-name="Internet_20_link">Modifying Styles<text:tab/></text:a><text:a xlink:type="simple" xlink:href="#__RefHeading__2317_2083573443" text:style-name="Internet_20_link" text:visited-style-name="Internet_20_link"><text:span text:style-name="Internet_20_link">9</text:span></text:a></text:p>
          <text:p text:style-name="P27"><text:a xlink:type="simple" xlink:href="#__RefHeading__2319_2083573443" text:style-name="Internet_20_link" text:visited-style-name="Internet_20_link">Changing a Style Using the Style Dialog<text:tab/></text:a><text:a xlink:type="simple" xlink:href="#__RefHeading__2319_2083573443" text:style-name="Internet_20_link" text:visited-style-name="Internet_20_link"><text:span text:style-name="Internet_20_link">9</text:span></text:a></text:p>
          <text:p text:style-name="P27"><text:a xlink:type="simple" xlink:href="#__RefHeading__2321_2083573443" text:style-name="Internet_20_link" text:visited-style-name="Internet_20_link">Updating a Style from a Selection<text:tab/></text:a><text:a xlink:type="simple" xlink:href="#__RefHeading__2321_2083573443" text:style-name="Internet_20_link" text:visited-style-name="Internet_20_link"><text:span text:style-name="Internet_20_link">10</text:span></text:a></text:p>
          <text:p text:style-name="P27"><text:a xlink:type="simple" xlink:href="#__RefHeading__2323_2083573443" text:style-name="Internet_20_link" text:visited-style-name="Internet_20_link">Using AutoUpdate (Writer)<text:tab/></text:a><text:a xlink:type="simple" xlink:href="#__RefHeading__2323_2083573443" text:style-name="Internet_20_link" text:visited-style-name="Internet_20_link"><text:span text:style-name="Internet_20_link">10</text:span></text:a></text:p>
          <text:p text:style-name="P27"><text:a xlink:type="simple" xlink:href="#__RefHeading__2325_2083573443" text:style-name="Internet_20_link" text:visited-style-name="Internet_20_link">Updating Styles from a Document or Template<text:tab/></text:a><text:a xlink:type="simple" xlink:href="#__RefHeading__2325_2083573443" text:style-name="Internet_20_link" text:visited-style-name="Internet_20_link"><text:span text:style-name="Internet_20_link">10</text:span></text:a></text:p>
          <text:p text:style-name="P28"><text:a xlink:type="simple" xlink:href="#__RefHeading__2327_2083573443" text:style-name="Internet_20_link" text:visited-style-name="Internet_20_link">Creating New (Custom) Styles<text:tab/></text:a><text:a xlink:type="simple" xlink:href="#__RefHeading__2327_2083573443" text:style-name="Internet_20_link" text:visited-style-name="Internet_20_link"><text:span text:style-name="Internet_20_link">10</text:span></text:a></text:p>
          <text:p text:style-name="P27"><text:a xlink:type="simple" xlink:href="#__RefHeading__2329_2083573443" text:style-name="Internet_20_link" text:visited-style-name="Internet_20_link">Creating a New Style Using the Style Dialog<text:tab/></text:a><text:a xlink:type="simple" xlink:href="#__RefHeading__2329_2083573443" text:style-name="Internet_20_link" text:visited-style-name="Internet_20_link"><text:span text:style-name="Internet_20_link">11</text:span></text:a></text:p>
          <text:p text:style-name="P27"><text:a xlink:type="simple" xlink:href="#__RefHeading__2331_2083573443" text:style-name="Internet_20_link" text:visited-style-name="Internet_20_link">Creating a New Style from a Selection<text:tab/></text:a><text:a xlink:type="simple" xlink:href="#__RefHeading__2331_2083573443" text:style-name="Internet_20_link" text:visited-style-name="Internet_20_link"><text:span text:style-name="Internet_20_link">11</text:span></text:a></text:p>
          <text:p text:style-name="P27"><text:a xlink:type="simple" xlink:href="#__RefHeading__2333_2083573443" text:style-name="Internet_20_link" text:visited-style-name="Internet_20_link">Dragging and Dropping to Create a Style (Writer and Calc)<text:tab/></text:a><text:a xlink:type="simple" xlink:href="#__RefHeading__2333_2083573443" text:style-name="Internet_20_link" text:visited-style-name="Internet_20_link"><text:span text:style-name="Internet_20_link">11</text:span></text:a></text:p>
          <text:p text:style-name="P28"><text:a xlink:type="simple" xlink:href="#__RefHeading__2335_2083573443" text:style-name="Internet_20_link" text:visited-style-name="Internet_20_link">Copying and Moving Styles<text:tab/></text:a><text:a xlink:type="simple" xlink:href="#__RefHeading__2335_2083573443" text:style-name="Internet_20_link" text:visited-style-name="Internet_20_link"><text:span text:style-name="Internet_20_link">12</text:span></text:a></text:p>
          <text:p text:style-name="P27"><text:a xlink:type="simple" xlink:href="#__RefHeading__2337_2083573443" text:style-name="Internet_20_link" text:visited-style-name="Internet_20_link">Using the Template Management Dialog<text:tab/></text:a><text:a xlink:type="simple" xlink:href="#__RefHeading__2337_2083573443" text:style-name="Internet_20_link" text:visited-style-name="Internet_20_link"><text:span text:style-name="Internet_20_link">12</text:span></text:a></text:p>
          <text:p text:style-name="P27"><text:a xlink:type="simple" xlink:href="#__RefHeading__2339_2083573443" text:style-name="Internet_20_link" text:visited-style-name="Internet_20_link">Loading Styles from a Template or Document<text:tab/></text:a><text:a xlink:type="simple" xlink:href="#__RefHeading__2339_2083573443" text:style-name="Internet_20_link" text:visited-style-name="Internet_20_link"><text:span text:style-name="Internet_20_link">13</text:span></text:a></text:p>
          <text:p text:style-name="P28"><text:a xlink:type="simple" xlink:href="#__RefHeading__2341_2083573443" text:style-name="Internet_20_link" text:visited-style-name="Internet_20_link">Deleting Styles<text:tab/></text:a><text:a xlink:type="simple" xlink:href="#__RefHeading__2341_2083573443" text:style-name="Internet_20_link" text:visited-style-name="Internet_20_link"><text:span text:style-name="Internet_20_link">14</text:span></text:a></text:p>
          <text:p text:style-name="P28"><text:a xlink:type="simple" xlink:href="#__RefHeading__34104_1092913537" text:style-name="Internet_20_link" text:visited-style-name="Internet_20_link">Using a Template to Create a Document<text:tab/></text:a><text:a xlink:type="simple" xlink:href="#__RefHeading__34104_1092913537" text:style-name="Internet_20_link" text:visited-style-name="Internet_20_link"><text:span text:style-name="Internet_20_link">14</text:span></text:a></text:p>
          <text:p text:style-name="P28"><text:a xlink:type="simple" xlink:href="#__RefHeading__2343_2083573443" text:style-name="Internet_20_link" text:visited-style-name="Internet_20_link">Creating a Template<text:tab/></text:a><text:a xlink:type="simple" xlink:href="#__RefHeading__2343_2083573443" text:style-name="Internet_20_link" text:visited-style-name="Internet_20_link"><text:span text:style-name="Internet_20_link">15</text:span></text:a></text:p>
          <text:p text:style-name="P27"><text:a xlink:type="simple" xlink:href="#__RefHeading__2345_2083573443" text:style-name="Internet_20_link" text:visited-style-name="Internet_20_link">Creating a Template from a Document<text:tab/></text:a><text:a xlink:type="simple" xlink:href="#__RefHeading__2345_2083573443" text:style-name="Internet_20_link" text:visited-style-name="Internet_20_link"><text:span text:style-name="Internet_20_link">15</text:span></text:a></text:p>
          <text:p text:style-name="P27"><text:a xlink:type="simple" xlink:href="#__RefHeading__2347_2083573443" text:style-name="Internet_20_link" text:visited-style-name="Internet_20_link">Creating a Template Using a Wizard<text:tab/></text:a><text:a xlink:type="simple" xlink:href="#__RefHeading__2347_2083573443" text:style-name="Internet_20_link" text:visited-style-name="Internet_20_link"><text:span text:style-name="Internet_20_link">16</text:span></text:a></text:p>
          <text:p text:style-name="P28"><text:a xlink:type="simple" xlink:href="#__RefHeading__2349_2083573443" text:style-name="Internet_20_link" text:visited-style-name="Internet_20_link">Adding Templates Using the Extension Manager<text:tab/></text:a><text:a xlink:type="simple" xlink:href="#__RefHeading__2349_2083573443" text:style-name="Internet_20_link" text:visited-style-name="Internet_20_link"><text:span text:style-name="Internet_20_link">17</text:span></text:a></text:p>
          <text:p text:style-name="P28"><text:a xlink:type="simple" xlink:href="#__RefHeading__2351_2083573443" text:style-name="Internet_20_link" text:visited-style-name="Internet_20_link">Editing a Template<text:tab/></text:a><text:a xlink:type="simple" xlink:href="#__RefHeading__2351_2083573443" text:style-name="Internet_20_link" text:visited-style-name="Internet_20_link"><text:span text:style-name="Internet_20_link">18</text:span></text:a></text:p>
          <text:p text:style-name="P27"><text:a xlink:type="simple" xlink:href="#__RefHeading__2353_2083573443" text:style-name="Internet_20_link" text:visited-style-name="Internet_20_link">Updating a Document from a Changed Template<text:tab/></text:a><text:a xlink:type="simple" xlink:href="#__RefHeading__2353_2083573443" text:style-name="Internet_20_link" text:visited-style-name="Internet_20_link"><text:span text:style-name="Internet_20_link">18</text:span></text:a></text:p>
          <text:p text:style-name="P28"><text:a xlink:type="simple" xlink:href="#__RefHeading__33984_1092913537" text:style-name="Internet_20_link" text:visited-style-name="Internet_20_link">Changing the Template Assigned to a Document<text:tab/></text:a><text:a xlink:type="simple" xlink:href="#__RefHeading__33984_1092913537" text:style-name="Internet_20_link" text:visited-style-name="Internet_20_link"><text:span text:style-name="Internet_20_link">19</text:span></text:a></text:p>
          <text:p text:style-name="P28"><text:a xlink:type="simple" xlink:href="#__RefHeading__2355_2083573443" text:style-name="Internet_20_link" text:visited-style-name="Internet_20_link">Setting a Default Template<text:tab/></text:a><text:a xlink:type="simple" xlink:href="#__RefHeading__2355_2083573443" text:style-name="Internet_20_link" text:visited-style-name="Internet_20_link"><text:span text:style-name="Internet_20_link">19</text:span></text:a></text:p>
          <text:p text:style-name="P27"><text:a xlink:type="simple" xlink:href="#__RefHeading__2357_2083573443" text:style-name="Internet_20_link" text:visited-style-name="Internet_20_link">Setting a Template as the Default<text:tab/></text:a><text:a xlink:type="simple" xlink:href="#__RefHeading__2357_2083573443" text:style-name="Internet_20_link" text:visited-style-name="Internet_20_link"><text:span text:style-name="Internet_20_link">19</text:span></text:a></text:p>
          <text:p text:style-name="P27"><text:a xlink:type="simple" xlink:href="#__RefHeading__2359_2083573443" text:style-name="Internet_20_link" text:visited-style-name="Internet_20_link">Resetting the Default Template<text:tab/></text:a><text:a xlink:type="simple" xlink:href="#__RefHeading__2359_2083573443" text:style-name="Internet_20_link" text:visited-style-name="Internet_20_link"><text:span text:style-name="Internet_20_link">19</text:span></text:a></text:p>
          <text:p text:style-name="P28"><text:a xlink:type="simple" xlink:href="#__RefHeading__2361_2083573443" text:style-name="Internet_20_link" text:visited-style-name="Internet_20_link">Organizing Templates<text:tab/></text:a><text:a xlink:type="simple" xlink:href="#__RefHeading__2361_2083573443" text:style-name="Internet_20_link" text:visited-style-name="Internet_20_link"><text:span text:style-name="Internet_20_link">20</text:span></text:a></text:p>
          <text:p text:style-name="P27"><text:a xlink:type="simple" xlink:href="#__RefHeading__2363_2083573443" text:style-name="Internet_20_link" text:visited-style-name="Internet_20_link">Creating a Template Folder<text:tab/></text:a><text:a xlink:type="simple" xlink:href="#__RefHeading__2363_2083573443" text:style-name="Internet_20_link" text:visited-style-name="Internet_20_link"><text:span text:style-name="Internet_20_link">20</text:span></text:a></text:p>
          <text:p text:style-name="P27"><text:a xlink:type="simple" xlink:href="#__RefHeading__2365_2083573443" text:style-name="Internet_20_link" text:visited-style-name="Internet_20_link">Deleting a Template Folder<text:tab/></text:a><text:a xlink:type="simple" xlink:href="#__RefHeading__2365_2083573443" text:style-name="Internet_20_link" text:visited-style-name="Internet_20_link"><text:span text:style-name="Internet_20_link">20</text:span></text:a></text:p>
          <text:p text:style-name="P27"><text:a xlink:type="simple" xlink:href="#__RefHeading__2367_2083573443" text:style-name="Internet_20_link" text:visited-style-name="Internet_20_link">Moving a Template<text:tab/></text:a><text:a xlink:type="simple" xlink:href="#__RefHeading__2367_2083573443" text:style-name="Internet_20_link" text:visited-style-name="Internet_20_link"><text:span text:style-name="Internet_20_link">20</text:span></text:a></text:p>
          <text:p text:style-name="P27"><text:a xlink:type="simple" xlink:href="#__RefHeading__2369_2083573443" text:style-name="Internet_20_link" text:visited-style-name="Internet_20_link">Deleting a Template<text:tab/></text:a><text:a xlink:type="simple" xlink:href="#__RefHeading__2369_2083573443" text:style-name="Internet_20_link" text:visited-style-name="Internet_20_link"><text:span text:style-name="Internet_20_link">20</text:span></text:a></text:p>
          <text:p text:style-name="P27"><text:a xlink:type="simple" xlink:href="#__RefHeading__2371_2083573443" text:style-name="Internet_20_link" text:visited-style-name="Internet_20_link">Importing a Template<text:tab/></text:a><text:a xlink:type="simple" xlink:href="#__RefHeading__2371_2083573443" text:style-name="Internet_20_link" text:visited-style-name="Internet_20_link"><text:span text:style-name="Internet_20_link">21</text:span></text:a></text:p>
          <text:p text:style-name="P27"><text:a xlink:type="simple" xlink:href="#__RefHeading__2373_2083573443" text:style-name="Internet_20_link" text:visited-style-name="Internet_20_link">Exporting a Template<text:tab/></text:a><text:a xlink:type="simple" xlink:href="#__RefHeading__2373_2083573443" text:style-name="Internet_20_link" text:visited-style-name="Internet_20_link"><text:span text:style-name="Internet_20_link">21</text:span></text:a></text:p>
          <text:p text:style-name="P28"><text:a xlink:type="simple" xlink:href="#__RefHeading__2375_2083573443" text:style-name="Internet_20_link" text:visited-style-name="Internet_20_link">Examples of Style Use<text:tab/></text:a><text:a xlink:type="simple" xlink:href="#__RefHeading__2375_2083573443" text:style-name="Internet_20_link" text:visited-style-name="Internet_20_link"><text:span text:style-name="Internet_20_link">21</text:span></text:a></text:p>
          <text:p text:style-name="P27"><text:a xlink:type="simple" xlink:href="#__RefHeading__2377_2083573443" text:style-name="Internet_20_link" text:visited-style-name="Internet_20_link">Defining a Different First Page for a Document<text:tab/></text:a><text:a xlink:type="simple" xlink:href="#__RefHeading__2377_2083573443" text:style-name="Internet_20_link" text:visited-style-name="Internet_20_link"><text:span text:style-name="Internet_20_link">21</text:span></text:a></text:p>
          <text:p text:style-name="P27"><text:a xlink:type="simple" xlink:href="#__RefHeading__2379_2083573443" text:style-name="Internet_20_link" text:visited-style-name="Internet_20_link">Dividing a Document into Chapters<text:tab/></text:a><text:a xlink:type="simple" xlink:href="#__RefHeading__2379_2083573443" text:style-name="Internet_20_link" text:visited-style-name="Internet_20_link"><text:span text:style-name="Internet_20_link">22</text:span></text:a></text:p>
          <text:p text:style-name="P27"><text:a xlink:type="simple" xlink:href="#__RefHeading__2381_2083573443" text:style-name="Internet_20_link" text:visited-style-name="Internet_20_link">Changing Page Orientation Within a Document<text:tab/></text:a><text:a xlink:type="simple" xlink:href="#__RefHeading__2381_2083573443" text:style-name="Internet_20_link" text:visited-style-name="Internet_20_link"><text:span text:style-name="Internet_20_link">22</text:span></text:a></text:p>
          <text:p text:style-name="P27"><text:a xlink:type="simple" xlink:href="#__RefHeading__2383_2083573443" text:style-name="Internet_20_link" text:visited-style-name="Internet_20_link">Different Headers on Right and Left Pages<text:tab/></text:a><text:a xlink:type="simple" xlink:href="#__RefHeading__2383_2083573443" text:style-name="Internet_20_link" text:visited-style-name="Internet_20_link"><text:span text:style-name="Internet_20_link">22</text:span></text:a></text:p>
          <text:p text:style-name="P27"><text:a xlink:type="simple" xlink:href="#__RefHeading__2385_2083573443" text:style-name="Internet_20_link" text:visited-style-name="Internet_20_link">Controlling Page Breaks Automatically<text:tab/></text:a><text:a xlink:type="simple" xlink:href="#__RefHeading__2385_2083573443" text:style-name="Internet_20_link" text:visited-style-name="Internet_20_link"><text:span text:style-name="Internet_20_link">23</text:span></text:a></text:p>
          <text:p text:style-name="P27"><text:a xlink:type="simple" xlink:href="#__RefHeading__2387_2083573443" text:style-name="Internet_20_link" text:visited-style-name="Internet_20_link">Compiling an Automatic Table of Contents<text:tab/></text:a><text:a xlink:type="simple" xlink:href="#__RefHeading__2387_2083573443" text:style-name="Internet_20_link" text:visited-style-name="Internet_20_link"><text:span text:style-name="Internet_20_link">23</text:span></text:a></text:p>
          <text:p text:style-name="P27"><text:a xlink:type="simple" xlink:href="#__RefHeading__2389_2083573443" text:style-name="Internet_20_link" text:visited-style-name="Internet_20_link">Defining a Sequence of Styles<text:tab/></text:a><text:a xlink:type="simple" xlink:href="#__RefHeading__2389_2083573443" text:style-name="Internet_20_link" text:visited-style-name="Internet_20_link"><text:span text:style-name="Internet_20_link">23</text:span></text:a></text:p>
        </text:index-body>
      </text:table-of-content>
      <text:p text:style-name="P26"><text:soft-page-break/></text:p>
      <text:h text:style-name="P47" text:outline-level="1"><text:bookmark-start text:name="__RefHeading__2297_2083573443"/><text:span text:style-name="T1">Chapter </text:span><text:span text:style-name="OOoChapterNumber"><text:span text:style-name="T1">2</text:span></text:span><text:span text:style-name="T1"> <text:line-break/>Using Styles and Templates</text:span><text:bookmark-end text:name="__RefHeading__2297_2083573443"/></text:h>
      <text:h text:style-name="OOoHeading_20_1" text:outline-level="2"><text:bookmark-start text:name="__RefHeading__2299_2083573443"/>What Is a Template?<text:bookmark-end text:name="__RefHeading__2299_2083573443"/></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9</text:reference-ref></text:span><text:span text:style-name="T1"> for more information.</text:span></text:p>
      <text:h text:style-name="OOoHeading_20_1" text:outline-level="2"><text:bookmark-start text:name="__RefHeading__2301_2083573443"/>What Are <text:alphabetical-index-mark text:string-value="types supported" text:key1="styles"/><text:alphabetical-index-mark text:string-value="description" text:key1="styles"/>Styles?<text:bookmark-end text:name="__RefHeading__2301_2083573443"/></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text:soft-page-break/>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text:bookmark-start text:name="__RefHeading__2303_2083573443"/>Using Styles Is Highly Recommended<text:bookmark-end text:name="__RefHeading__2303_2083573443"/></text:h>
      <text:p text:style-name="P13">Apache OpenOffice is a styles-based<text:span text:style-name="T10"> program. Using styles effectively requires some planning, but the time spent in planning can save time and effort over the longer term.</text:span></text:p>
      <text:p text:style-name="P13"><text:span text:style-name="T10">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21</text:reference-ref></text:span><text:span text:style-name="T10">.</text:span></text:p>
      <text:h text:style-name="OOoHeading_20_2" text:outline-level="3"><text:bookmark-start text:name="__RefHeading__2305_2083573443"/>Type of Styles in Apache OpenOffice<text:bookmark-end text:name="__RefHeading__2305_2083573443"/></text:h>
      <text:p text:style-name="P18">Apache OpenOffice supports the following types of styles:</text:p>
      <text:list xml:id="list839045729822617525"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text:bookmark-start text:name="__RefHeading__2307_2083573443"/>Applying Styles<text:bookmark-end text:name="__RefHeading__2307_2083573443"/></text:h>
      <text:p text:style-name="P18">Apache OpenOffice provides several ways for you to apply styles:</text:p>
      <text:list xml:id="list36427006" text:continue-numbering="true" text:style-name="OOoBullets_20_1">
        <text:list-item>
          <text:p text:style-name="P45">Styles and Formatting deck in the Sidebar</text:p>
        </text:list-item>
        <text:list-item>
          <text:p text:style-name="P44">Fill Format Mode</text:p>
        </text:list-item>
        <text:list-item>
          <text:p text:style-name="OOoList_20_1_20_Cont."><text:span text:style-name="T1">Apply</text:span><text:span text:style-name="T1"> Style list on the Formatting toolbar (Writer)</text:span></text:p>
        </text:list-item>
        <text:list-item>
          <text:p text:style-name="P43">Keyboard shortcuts</text:p>
        </text:list-item>
      </text:list>
      <text:h text:style-name="OOoHeading_20_2" text:outline-level="3"><text:bookmark-start text:name="__RefHeading__2309_2083573443"/>Using the <text:alphabetical-index-mark-start text:id="IMark1081158516"/>Styles Deck in the Sidebar<text:bookmark-end text:name="__RefHeading__2309_2083573443"/><text:alphabetical-index-mark-end text:id="IMark1081158516"/></text:h>
      <text:list xml:id="list5305107089563734639" text:style-name="OOoNum_20_123">
        <text:list-item text:start-value="1">
          <text:p text:style-name="P37"><text:span text:style-name="T1">You can open the </text:span><text:span text:style-name="OOoMenuPath"><text:span text:style-name="T1">Styles and Formatting</text:span></text:span><text:span text:style-name="T1"> deck on the Sidebar in several ways: click the icon on the Sidebar, or </text:span><text:span text:style-name="T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426736" text:continue-numbering="true" text:style-name="OOoNum_20_123">
        <text:list-item>
          <text:p text:style-name="P32">Click on one of the icons at the top left of the Styles and Formatting <text:span text:style-name="T9">deck</text:span> to display a list of styles in that category.</text:p>
        </text:list-item>
        <text:list-item>
          <text:p text:style-name="P40">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2"><draw:text-box fo:min-height="2.9402in"><text:p text:style-name="P11"><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311_2083573443"/>Using Fill Format Mode<text:bookmark-end text:name="__RefHeading__2311_2083573443"/></text:h>
      <text:p text:style-name="P13">Use <text:alphabetical-index-mark-start text:id="IMark1081157220" text:key1="styles"/><text:alphabetical-index-mark-start text:id="IMark1081158516"/>Fill Format<text:alphabetical-index-mark-end text:id="IMark1081158516"/><text:alphabetical-index-mark-end text:id="IMark1081157220"/> to apply a style to many areas quickly without having to go back to the Styles and Formatting deck and double-click every time. This method is quite useful when you need to format many scattered paragraphs, cells, or other items with the same style.</text:p>
      <text:list xml:id="list36432770" text:continue-list="list36426736" text:style-name="OOoNum_20_123">
        <text:list-item text:start-value="1">
          <text:p text:style-name="P38">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438446" text:continue-numbering="true" text:style-name="OOoNum_20_123">
        <text:list-item>
          <text:p text:style-name="P36">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text:bookmark-start text:name="__RefHeading__2313_2083573443"/>Using the <text:alphabetical-index-mark-start text:id="IMark1081158036"/><text:alphabetical-index-mark-start text:id="IMark1081157172" text:key1="styles"/>Apply Style List<text:alphabetical-index-mark-end text:id="IMark1081157172"/><text:alphabetical-index-mark-end text:id="IMark1081158036"/> in Writer<text:bookmark-end text:name="__RefHeading__2313_2083573443"/></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20"><text:soft-page-break/><draw:frame draw:style-name="fr1" draw:name="Figure_AOO41GS03_2" text:anchor-type="as-char" svg:width="4.878in" draw:z-index="8"><draw:text-box fo:min-height="2.6965in"><text:p text:style-name="P12"><draw:frame draw:style-name="fr8" draw:name="AOO41GS03_004" text:anchor-type="as-char" svg:width="2.2638in" svg:height="2.4591in" draw:z-index="9"><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0" text:outline-level="3"><text:bookmark-start text:name="__RefHeading__2315_2083573443"/>Using Keyboard Shortcuts<text:bookmark-end text:name="__RefHeading__2315_2083573443"/></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bookmark-start text:name="__RefHeading__2317_2083573443"/><text:alphabetical-index-mark text:string-value="modifying" text:key1="styles"/>Modifying Styles<text:bookmark-end text:name="__RefHeading__2317_2083573443"/></text:h>
      <text:p text:style-name="P18">Apache OpenOffice provides several ways to modify styles (both the predefined styles and custom styles that you create):</text:p>
      <text:list xml:id="list39225175" text:style-name="OOoBullets_20_1">
        <text:list-item text:start-value="1">
          <text:p text:style-name="P45">Change a style using the Style dialog</text:p>
        </text:list-item>
      </text:list>
      <text:list xml:id="list36444893" text:continue-list="list36427006" text:style-name="OOoBullets_20_1">
        <text:list-item>
          <text:p text:style-name="P44">Update a style from a selection</text:p>
        </text:list-item>
        <text:list-item>
          <text:p text:style-name="P44">Use AutoUpdate (paragraph and frame styles only)</text:p>
        </text:list-item>
        <text:list-item>
          <text:p text:style-name="P43">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2</text:reference-ref>.</text:p>
          </table:table-cell>
        </table:table-row>
      </table:table>
      <text:h text:style-name="OOoHeading_20_2" text:outline-level="3"><text:bookmark-start text:name="__RefHeading__2319_2083573443"/><text:alphabetical-index-mark text:string-value="changing using Style dialog" text:key1="styles"/>Changing a Style Using the Style Dialog<text:bookmark-end text:name="__RefHeading__2319_2083573443"/></text:h>
      <text:p text:style-name="P5"><text:span text:style-name="T1">To change an existing style using the </text:span><text:alphabetical-index-mark-start text:id="IMark1081157604"/><text:span text:style-name="T1">Style dialog</text:span><text:alphabetical-index-mark-end text:id="IMark1081157604"/><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321_2083573443"/><text:soft-page-break/><text:alphabetical-index-mark text:string-value="updating from a selection" text:key1="styles"/>Updating a Style from a Selection<text:bookmark-end text:name="__RefHeading__2321_2083573443"/></text:h>
      <text:p text:style-name="P18">To update a style from a selection:</text:p>
      <text:list xml:id="list36414917" text:continue-list="list36438446" text:style-name="OOoNum_20_123">
        <text:list-item text:start-value="1">
          <text:p text:style-name="P38">Open the Styles and Formatting deck in the Sidebar.</text:p>
        </text:list-item>
        <text:list-item>
          <text:p text:style-name="P32">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3"><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6439416"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0"><draw:text-box fo:min-height="2.1189in"><text:p text:style-name="P16"><draw:frame draw:style-name="fr10" draw:name="AOO41GS03_006" text:anchor-type="as-char" svg:width="3.9925in" svg:height="1.8819in" draw:z-index="11"><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323_2083573443"/>Using <text:alphabetical-index-mark-start text:id="IMark1081157076" text:key1="styles"/><text:alphabetical-index-mark text:string-value="AutoUpdate styles"/>AutoUpdate<text:alphabetical-index-mark-end text:id="IMark1081157076"/> (Writer)<text:bookmark-end text:name="__RefHeading__2323_2083573443"/></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text:bookmark-start text:name="__RefHeading__2325_2083573443"/>Updating Styles from a Document or Template<text:bookmark-end text:name="__RefHeading__2325_2083573443"/></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2</text:reference-ref>.</text:p>
      <text:h text:style-name="OOoHeading_20_1" text:outline-level="2"><text:bookmark-start text:name="__RefHeading__2327_2083573443"/><text:alphabetical-index-mark text:string-value="creating new" text:key1="styles"/>Creating New (C<text:alphabetical-index-mark text:string-value="Custom" text:key1="styles"/>ustom) Styles<text:bookmark-end text:name="__RefHeading__2327_2083573443"/></text:h>
      <text:p text:style-name="OOoTextBody_5f_ListIntro">You may want to add some new styles. You can do this in two ways:</text:p>
      <text:list xml:id="list39223840" text:style-name="OOoBullets_20_1">
        <text:list-item text:start-value="1">
          <text:p text:style-name="P45"><text:span text:style-name="T9">U</text:span>sing the Style dialog</text:p>
        </text:list-item>
      </text:list>
      <text:list xml:id="list36444701" text:continue-list="list36444893" text:style-name="OOoBullets_20_1">
        <text:list-item>
          <text:p text:style-name="P43"><text:span text:style-name="T9">F</text:span>rom a selection</text:p>
        </text:list-item>
      </text:list>
      <text:h text:style-name="OOoHeading_20_2" text:outline-level="3"><text:bookmark-start text:name="__RefHeading__2329_2083573443"/><text:soft-page-break/><text:alphabetical-index-mark text:string-value="creating using Style dialog" text:key1="styles"/>Creating a New Style Using the Style Dialog<text:bookmark-end text:name="__RefHeading__2329_2083573443"/></text:h>
      <text:p text:style-name="OOoTextBody"><text:span text:style-name="T1">To create a new style using the </text:span><text:alphabetical-index-mark-start text:id="IMark1081158036"/><text:span text:style-name="T1">Style dialog</text:span><text:alphabetical-index-mark-end text:id="IMark1081158036"/><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331_2083573443"/><text:alphabetical-index-mark text:string-value="creating from selection" text:key1="styles"/>Creating a New Style from a Selection<text:bookmark-end text:name="__RefHeading__2331_2083573443"/></text:h>
      <text:p text:style-name="OOoTextBody_5f_ListIntro">You can create a new style by copying an existing manual format. This new style applies only to this document; it will not be saved in the template.</text:p>
      <text:list xml:id="list36430404" text:continue-list="list36439416" text:style-name="OOoNum_20_123">
        <text:list-item text:start-value="1">
          <text:p text:style-name="P38">Open the Styles and Formatting window and choose the type of style you want to create.</text:p>
        </text:list-item>
        <text:list-item>
          <text:p text:style-name="P32">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4"><draw:text-box fo:min-height="2.3457in"><text:p text:style-name="P16"><draw:frame draw:style-name="fr11" draw:name="AOO41GS03_007" text:anchor-type="as-char" svg:y="0in" svg:width="3.8528in" svg:height="2.0984in" draw:z-index="15"><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333_2083573443"/><text:alphabetical-index-mark text:string-value="creating by dragging and dropping" text:key1="styles"/>Dragging and Dropping to Create a Style (Writer and Calc)<text:bookmark-end text:name="__RefHeading__2333_2083573443"/></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text:soft-page-break/>Calc</text:p>
      <text:p text:style-name="P19">Drag a cell selection to the Styles and Formatting deck to create cell styles.</text:p>
      <text:h text:style-name="OOoHeading_20_1" text:outline-level="2"><text:bookmark-start text:name="__RefHeading__2335_2083573443"/><text:reference-mark-start text:name="Copying and moving styles"/>Copying and Moving Styles<text:bookmark-end text:name="__RefHeading__2335_2083573443"/><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5">Using the Template Management dialog</text:p>
        </text:list-item>
      </text:list>
      <text:list xml:id="list36426782" text:continue-list="list36444701" text:style-name="OOoBullets_20_1">
        <text:list-item>
          <text:p text:style-name="P43">Loading styles from a template or document</text:p>
        </text:list-item>
      </text:list>
      <text:h text:style-name="OOoHeading_20_2" text:outline-level="3"><text:bookmark-start text:name="__RefHeading__2337_2083573443"/>Using the Template Management Dialog<text:bookmark-end text:name="__RefHeading__2337_2083573443"/></text:h>
      <text:p text:style-name="OOoTextBody_5f_ListIntro">To copy or move styles using the <text:alphabetical-index-mark-start text:id="IMark1081157076"/>Template Management dialog<text:alphabetical-index-mark-end text:id="IMark1081157076"/>:</text:p>
      <text:list xml:id="list36424294" text:continue-list="list36430404"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2">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7"><draw:text-box fo:min-height="3.5102in"><text:p text:style-name="P16"><draw:frame draw:style-name="fr6" draw:name="AOO41GS03_008" text:anchor-type="as-char" svg:width="4.8764in" style:rel-width="100%" svg:height="2.9681in" style:rel-height="scale" draw:z-index="18"><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6422676" text:continue-numbering="true" text:style-name="OOoNum_20_123">
        <text:list-item>
          <text:p text:style-name="P32">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3">Caution</text:p>
            <text:p text:style-name="P25"><draw:frame draw:style-name="fr9" draw:name="AOO41GS03_009_dangersign" text:anchor-type="as-char" svg:y="-0.2634in" svg:width="0.4307in" svg:height="0.398in" draw:z-index="23"><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6422076"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19"><draw:text-box fo:min-height="3.2075in"><text:p text:style-name="P16"><draw:frame draw:style-name="fr11" draw:name="AOO41GS03_010" text:anchor-type="as-char" svg:y="0in" svg:width="5.298in" svg:height="2.9555in" draw:z-index="20"><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339_2083573443"/><text:alphabetical-index-mark text:string-value="loading from template or document" text:key1="styles"/><text:alphabetical-index-mark text:string-value="loading styles"/>Loading Styles from a Template or Document<text:bookmark-end text:name="__RefHeading__2339_2083573443"/></text:h>
      <text:p text:style-name="OOoTextBody_5f_ListIntro">You can copy styles by loading them from a template or another document:</text:p>
      <text:list xml:id="list36423741" text:continue-list="list36422076" text:style-name="OOoNum_20_123">
        <text:list-item text:start-value="1">
          <text:p text:style-name="P38">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2">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1"><draw:text-box fo:min-height="2.2925in"><text:p text:style-name="P16"><draw:frame draw:style-name="fr7" draw:name="AOO41GS03_011" text:anchor-type="as-char" svg:width="5.3846in" svg:height="2.0161in" draw:z-index="22"><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6419613" text:continue-numbering="true" text:style-name="OOoNum_20_123">
        <text:list-item>
          <text:p text:style-name="OOoNum_20_123_20_Cont."><text:soft-page-break/><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bookmark-start text:name="__RefHeading__2341_2083573443"/><text:alphabetical-index-mark text:string-value="deleting" text:key1="styles"/>Deleting Styles<text:bookmark-end text:name="__RefHeading__2341_2083573443"/></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0">To use a template to create a document:</text:p>
      <text:list xml:id="list36444545" text:continue-list="list36419613"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2">Double-click the folder that contains the template that you want to use. A list of all the templates contained in that folder appears in the center box.</text:p>
        </text:list-item>
        <text:list-item>
          <text:p text:style-name="P3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4"><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434329" text:continue-list="list36426782"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5"><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6439804" text:continue-list="list36444545"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12"><draw:text-box fo:min-height="3.6008in"><text:p text:style-name="P16"><draw:frame draw:style-name="fr14" draw:name="AOO41GS03_014" text:anchor-type="as-char" svg:width="6.6193in" svg:height="3.398in" draw:z-index="16"><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343_2083573443"/><text:reference-mark-start text:name="Creating new templates"/>Creating a Template<text:bookmark-end text:name="__RefHeading__2343_2083573443"/><text:reference-mark-end text:name="Creating new templates"/></text:h>
      <text:p text:style-name="P6">You can create your own templates in two ways: from a document or (in Writer) by using a wizard.</text:p>
      <text:h text:style-name="OOoHeading_20_2" text:outline-level="3"><text:bookmark-start text:name="__RefHeading__2345_2083573443"/><text:alphabetical-index-mark text:string-value="create from document" text:key1="template"/>Creating a Template from a Document<text:bookmark-end text:name="__RefHeading__2345_2083573443"/></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5">Printer settings: which printer, single sided / double-sided, and paper size, and so on</text:p>
        </text:list-item>
      </text:list>
      <text:list xml:id="list36435604" text:continue-list="list36434329" text:style-name="OOoBullets_20_1">
        <text:list-item>
          <text:p text:style-name="P44">Styles to be used, including character, page, frame, numbering, and paragraph styles</text:p>
        </text:list-item>
        <text:list-item>
          <text:p text:style-name="P43">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6421315" text:continue-list="list36439804" text:style-name="OOoNum_20_123">
        <text:list-item text:start-value="1">
          <text:p text:style-name="P38">Open a new or existing document of the type you want to make into a template (text document, spreadsheet, drawing, presentation).</text:p>
        </text:list-item>
        <text:list-item>
          <text:p text:style-name="P32">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5"><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4">To learn more about template folders, see “<text:reference-ref text:reference-format="text" text:ref-name="Organizing templates">Organizing Templates</text:reference-ref>” on page <text:reference-ref text:reference-format="page" text:ref-name="Organizing templates">20</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26"><draw:text-box fo:min-height="2.3154in"><text:p text:style-name="P16"><draw:frame draw:style-name="fr6" draw:name="AOO41GS03_015" text:anchor-type="as-char" svg:width="5.7043in" style:rel-width="100%" svg:height="2.1134in" style:rel-height="scale" draw:z-index="27"><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347_2083573443"/><text:alphabetical-index-mark text:string-value="create using wizard" text:key1="template"/>Creating a Template Using a Wizard<text:bookmark-end text:name="__RefHeading__2347_2083573443"/></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6">Type of letter (business, formal personal or personal)</text:p>
        </text:list-item>
      </text:list>
      <text:list xml:id="list36433874" text:continue-list="list36435604" text:style-name="OOoBullets_20_1">
        <text:list-item>
          <text:p text:style-name="P44">Document elements like the return address, subject line (business letter), salutation, and complementary close</text:p>
        </text:list-item>
        <text:list-item>
          <text:p text:style-name="P44">Options for sender and recipient information (business letter)</text:p>
        </text:list-item>
        <text:list-item>
          <text:p text:style-name="P43">Text to include in the footer (business letter)</text:p>
        </text:list-item>
      </text:list>
      <text:p text:style-name="P18">To create a template using a wizard:</text:p>
      <text:list xml:id="list39227843" text:style-name="OOoNum_20_123">
        <text:list-item text:start-value="1">
          <text:p text:style-name="P39"><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3">Follow the instructions on the pages of the wizard. This process is slightly different for each type of template, but the format is very similar.</text:p>
        </text:list-item>
        <text:list-item>
          <text:p text:style-name="P33">In the last section of the wizard, you can specify the name and location for saving the template. The default location is your user templates directory, but you can choose a different location if you prefer.</text:p>
        </text:list-item>
        <text:list-item>
          <text:p text:style-name="P41">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28"><draw:text-box fo:min-height="2.8445in"><text:p text:style-name="P16"><draw:frame draw:style-name="fr14" draw:name="AOO41GS03_016" text:anchor-type="as-char" svg:width="3.7429in" svg:height="2.6256in" draw:z-index="29"><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349_2083573443"/>Adding Templates Using the <text:alphabetical-index-mark text:string-value="Extension Manager"/><text:alphabetical-index-mark text:string-value="Extension Manager" text:key1="template"/>Extension Manager<text:bookmark-end text:name="__RefHeading__2349_2083573443"/></text:h>
      <text:p text:style-name="P6">The Extension Manager provides an easy way to install collections of templates, graphics, macros, or other add-ins that have been “packaged” into files with a .<text:alphabetical-index-mark-start text:id="IMark862998836"/>OXT extension<text:alphabetical-index-mark-end text:id="IMark862998836"/>.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6443494" text:continue-list="list36421315" text:style-name="OOoNum_20_123">
        <text:list-item text:start-value="1">
          <text:p text:style-name="P38">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351_2083573443"/><text:alphabetical-index-mark text:string-value="editing" text:key1="template"/>Editing a Template<text:bookmark-end text:name="__RefHeading__2351_2083573443"/></text:h>
      <text:p text:style-name="P6">You can edit a template’s styles and content, and then, if you wish, you can reapply the template’s styles to documents that were created from that template. You cannot reapply content.</text:p>
      <text:p text:style-name="P18">To edit a template:</text:p>
      <text:list xml:id="list36420207" text:continue-list="list36443494"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text:bookmark-start text:name="__RefHeading__2353_2083573443"/>Updating a Document from a Changed Template<text:bookmark-end text:name="__RefHeading__2353_2083573443"/></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4</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bookmark-start text:name="__RefHeading__2355_2083573443"/><text:reference-mark-start text:name="Setting a default template"/>Setting a D<text:alphabetical-index-mark-start text:id="IMark862999508"/>efault Template<text:bookmark-end text:name="__RefHeading__2355_2083573443"/><text:alphabetical-index-mark-end text:id="IMark862999508"/><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357_2083573443"/>Setting a Template as the Default<text:bookmark-end text:name="__RefHeading__2357_2083573443"/></text:h>
      <text:p text:style-name="P13">You can set any template to be the default, as long as it is in one of the folders displayed in the Template Management dialog.</text:p>
      <text:p text:style-name="P18">To set a custom template as the default:</text:p>
      <text:list xml:id="list36440923" text:continue-list="list36420207"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359_2083573443"/>Resetting the Default Template<text:bookmark-end text:name="__RefHeading__2359_2083573443"/></text:h>
      <text:p text:style-name="P10">To re-enable Apache OpenOffice’s Default template for a document type as the default:</text:p>
      <text:list xml:id="list36443654" text:continue-list="list36440923" text:style-name="OOoNum_20_123">
        <text:list-item text:start-value="1">
          <text:p text:style-name="P38">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bookmark-start text:name="__RefHeading__2361_2083573443"/><text:soft-page-break/><text:reference-mark-start text:name="Organizing templates"/>Organizing Templates<text:bookmark-end text:name="__RefHeading__2361_2083573443"/><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363_2083573443"/>Creating a Template <text:alphabetical-index-mark text:string-value="folders" text:key1="template"/>Folder<text:bookmark-end text:name="__RefHeading__2363_2083573443"/></text:h>
      <text:p text:style-name="P18">To create a template folder:</text:p>
      <text:list xml:id="list36439622" text:continue-list="list36443654" text:style-name="OOoNum_20_123">
        <text:list-item text:start-value="1">
          <text:p text:style-name="P38">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text:bookmark-start text:name="__RefHeading__2365_2083573443"/>Deleting a Template Folder<text:bookmark-end text:name="__RefHeading__2365_2083573443"/></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6416396" text:continue-list="list36439622" text:style-name="OOoNum_20_123">
        <text:list-item text:start-value="1">
          <text:p text:style-name="P38">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367_2083573443"/><text:reference-mark-start text:name="Moving templates"/>Moving a Template<text:bookmark-end text:name="__RefHeading__2367_2083573443"/><text:reference-mark-end text:name="Moving templates"/></text:h>
      <text:p text:style-name="P18">To move a template from one template folder to another template folder:</text:p>
      <text:list xml:id="list36414885" text:continue-list="list36416396" text:style-name="OOoNum_20_123">
        <text:list-item text:start-value="1">
          <text:p text:style-name="P38">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bookmark-start text:name="__RefHeading__2369_2083573443"/><text:alphabetical-index-mark text:string-value="deleting" text:key1="template"/>Deleting a Template<text:bookmark-end text:name="__RefHeading__2369_2083573443"/></text:h>
      <text:p text:style-name="P13">You cannot delete templates supplied with Apache OpenOffice or installed using the Extension Manager; you can only delete templates that you have created or imported.</text:p>
      <text:p text:style-name="P18">To delete a template:</text:p>
      <text:list xml:id="list36427221" text:continue-list="list36414885" text:style-name="OOoNum_20_123">
        <text:list-item text:start-value="1">
          <text:p text:style-name="P38">In the Template Management dialog, double-click the folder that contains the template you want to delete. A list of the templates contained in that folder appears underneath the folder name.</text:p>
        </text:list-item>
        <text:list-item>
          <text:p text:style-name="P32"><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371_2083573443"/><text:reference-mark-start text:name="Importing templates"/>Importing a Template<text:bookmark-end text:name="__RefHeading__2371_2083573443"/><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6443487" text:continue-list="list36427221" text:style-name="OOoNum_20_123">
        <text:list-item text:start-value="1">
          <text:p text:style-name="P38">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bookmark-start text:name="__RefHeading__2373_2083573443"/><text:alphabetical-index-mark text:string-value="exporting" text:key1="template"/>Exporting a Template<text:bookmark-end text:name="__RefHeading__2373_2083573443"/></text:h>
      <text:p text:style-name="P18">To export a template from a template folder to another location:</text:p>
      <text:list xml:id="list36414516" text:continue-list="list36443487" text:style-name="OOoNum_20_123">
        <text:list-item text:start-value="1">
          <text:p text:style-name="P38">In the Template Management dialog, double-click the folder that contains the template you want to export. A list of the templates contained in that folder appears underneath the folder name.</text:p>
        </text:list-item>
        <text:list-item>
          <text:p text:style-name="P32">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bookmark-start text:name="__RefHeading__2375_2083573443"/><text:reference-mark-start text:name="Examples of style use"/>Examples of Style Use<text:bookmark-end text:name="__RefHeading__2375_2083573443"/><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377_2083573443"/>Defining a <text:alphabetical-index-mark-start text:id="IMark1081195292" text:key1="styles"/>Different First Page<text:alphabetical-index-mark-end text:id="IMark1081195292"/> for a Document<text:bookmark-end text:name="__RefHeading__2377_2083573443"/></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379_2083573443"/>Dividing a Document into Chapters<text:bookmark-end text:name="__RefHeading__2379_2083573443"/></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381_2083573443"/>Changing Page O<text:alphabetical-index-mark text:string-value="Orientation" text:key1="page layout"/>rientation Within a Document<text:bookmark-end text:name="__RefHeading__2381_2083573443"/></text:h>
      <text:p text:style-name="OOoTextBody"><text:span text:style-name="T1">A Writer document can contain pages in more than one orientation. A common scenario is to have a </text:span><text:alphabetical-index-mark text:string-value="landscape pages"/><text:alphabetical-index-mark-start text:id="IMark863001428" text:key1="page layout"/><text:span text:style-name="T1">landscape page</text:span><text:alphabetical-index-mark-end text:id="IMark863001428"/><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383_2083573443"/><text:alphabetical-index-mark text:string-value="different on right and left pages" text:key1="header"/>Different Headers on Right and Left Pages<text:bookmark-end text:name="__RefHeading__2383_2083573443"/></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385_2083573443"/><text:soft-page-break/>Controlling Page Breaks Automatically<text:bookmark-end text:name="__RefHeading__2385_2083573443"/></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387_2083573443"/>Compiling an Automatic Table of Contents<text:bookmark-end text:name="__RefHeading__2387_2083573443"/></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bookmark-start text:name="__RefHeading__2389_2083573443"/><text:alphabetical-index-mark text:string-value="sequence of styles, automatic"/><text:alphabetical-index-mark text:string-value="defining a sequence" text:key1="styles"/>Defining a Sequence of Styles<text:bookmark-end text:name="__RefHeading__2389_2083573443"/></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23</text:page-number></text:p>
      </style:footer>
    </style:master-page>
    <style:master-page style:name="OOoFrontMatter" style:page-layout-name="Mpm7">
      <style:footer>
        <text:p text:style-name="MP2"><text:title>Chapter 2 
Using Styles and Templates</text:title> | <text:page-number text:select-page="current">23</text:page-number></text:p>
      </style:footer>
      <style:footer-left>
        <text:p text:style-name="OOoFooter"><text:page-number text:select-page="current">22</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23</text:page-number></text:p>
      </style:footer>
      <style:footer-left>
        <text:p text:style-name="OOoFooter"><text:page-number text:select-page="current">23</text:page-number> | <text:chapter text:display="name" text:outline-level="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12-29T16:19:15.99</dc:date>
    <dc:creator>Keith McKenna</dc:creator>
    <meta:editing-duration>PT19H2M59S</meta:editing-duration>
    <meta:editing-cycles>72</meta:editing-cycles>
    <meta:generator>OpenOffice/4.1.13$Win32 OpenOffice.org_project/4113m1$Build-9810</meta:generator>
    <meta:document-statistic meta:table-count="11" meta:image-count="20" meta:object-count="0" meta:page-count="23" meta:paragraph-count="391" meta:word-count="6060" meta:character-count="34578"/>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